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b2b2b2" draw:fill="solid" draw:fill-color="#0084d1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4.972cm"/>
    </style:style>
    <style:style style:name="gr3" style:family="graphic" style:parent-style-name="standard">
      <style:graphic-properties svg:stroke-color="#b2b2b2" draw:fill="solid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="solid" draw:fill-color="#9999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37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color="#ffffff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4" style:family="text">
      <style:text-properties fo:color="#ffffff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13cm" svg:x="2cm" svg:y="3cm">
          <text:p/>
          <draw:enhanced-geometry svg:viewBox="0 0 21600 21600" draw:path-stretchpoint-x="10800" draw:path-stretchpoint-y="10800" draw:text-areas="?f3 ?f4 ?f5 ?f6" draw:type="round-rectangle" draw:modifiers="1649.596900193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472cm" svg:height="1.055cm" svg:x="8.8cm" svg:y="3.6cm">
          <draw:text-box>
            <text:p text:style-name="P2"><text:span text:style-name="T1">EJP Container</text:span></text:p>
          </draw:text-box>
        </draw:frame>
        <draw:custom-shape draw:style-name="gr3" draw:text-style-name="P1" draw:layer="layout" svg:width="16.8cm" svg:height="2.9cm" svg:x="3.1cm" svg:y="5.2cm">
          <text:p/>
          <draw:enhanced-geometry svg:viewBox="0 0 21600 21600" draw:path-stretchpoint-x="10800" draw:path-stretchpoint-y="10800" draw:text-areas="?f3 ?f4 ?f5 ?f6" draw:type="round-rectangle" draw:modifiers="1649.596900193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cm" svg:height="1.1cm" svg:x="3.6cm" svg:y="6.501cm">
          <text:p text:style-name="P4"><text:span text:style-name="T2">Secur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cm" svg:height="1.1cm" svg:x="9cm" svg:y="6.502cm">
          <text:p text:style-name="P4"><text:span text:style-name="T2">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cm" svg:height="1.1cm" svg:x="14.4cm" svg:y="6.503cm">
          <text:p text:style-name="P4"><text:span text:style-name="T2">JEC </text:span><text:span text:style-name="T3">(shar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5.637cm" svg:height="0.983cm" svg:x="8.7cm" svg:y="5.401cm">
          <draw:text-box>
            <text:p text:style-name="P1"><text:span text:style-name="T4">Core Components</text:span></text:p>
          </draw:text-box>
        </draw:frame>
        <draw:custom-shape draw:style-name="gr3" draw:text-style-name="P1" draw:layer="layout" svg:width="16.8cm" svg:height="2.9cm" svg:x="3.101cm" svg:y="8.701cm">
          <text:p/>
          <draw:enhanced-geometry svg:viewBox="0 0 21600 21600" draw:path-stretchpoint-x="10800" draw:path-stretchpoint-y="10800" draw:text-areas="?f3 ?f4 ?f5 ?f6" draw:type="round-rectangle" draw:modifiers="1649.596900193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cm" svg:height="1.1cm" svg:x="3.601cm" svg:y="10.002cm">
          <text:p text:style-name="P4"><text:span text:style-name="T2">HTTP 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cm" svg:height="1.1cm" svg:x="9.001cm" svg:y="10.003cm">
          <text:p text:style-name="P4"><text:span text:style-name="T2">HTTP 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cm" svg:height="1.1cm" svg:x="14.401cm" svg:y="10.004cm">
          <text:p text:style-name="P4"><text:span text:style-name="T2">HTTP 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4.181cm" svg:height="0.983cm" svg:x="9.401cm" svg:y="8.902cm">
          <draw:text-box>
            <text:p text:style-name="P1"><text:span text:style-name="T4">HTTP Server</text:span></text:p>
          </draw:text-box>
        </draw:frame>
        <draw:custom-shape draw:style-name="gr3" draw:text-style-name="P1" draw:layer="layout" svg:width="16.8cm" svg:height="2.9cm" svg:x="3.102cm" svg:y="12.102cm">
          <text:p/>
          <draw:enhanced-geometry svg:viewBox="0 0 21600 21600" draw:path-stretchpoint-x="10800" draw:path-stretchpoint-y="10800" draw:text-areas="?f3 ?f4 ?f5 ?f6" draw:type="round-rectangle" draw:modifiers="1649.596900193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cm" svg:height="1.1cm" svg:x="3.602cm" svg:y="13.403cm">
          <text:p text:style-name="P4"><text:span text:style-name="T2">Domain Conta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cm" svg:height="1.1cm" svg:x="9.002cm" svg:y="13.404cm">
          <text:p text:style-name="P4"><text:span text:style-name="T2">Domain Conta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cm" svg:height="1.1cm" svg:x="14.402cm" svg:y="13.405cm">
          <text:p text:style-name="P4"><text:span text:style-name="T2">Domain Conta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2.995cm" svg:height="0.983cm" svg:x="10.102cm" svg:y="12.303cm">
          <draw:text-box>
            <text:p text:style-name="P1"><text:span text:style-name="T4">Domai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 draw:fill-color="#66666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31T12:31:10.35</meta:creation-date>
    <dc:date>2018-05-01T07:53:38.95</dc:date>
    <meta:editing-duration>PT1H51M16S</meta:editing-duration>
    <meta:editing-cycles>24</meta:editing-cycles>
    <meta:generator>OpenOffice/4.1.3$Win32 OpenOffice.org_project/413m1$Build-9783</meta:generator>
    <meta:document-statistic meta:object-count="17"/>
  </office:meta>
</office:document-meta>
</file>